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8pt" officeooo:rsid="0008c214" style:font-size-asian="15.75pt" style:font-size-complex="18pt"/>
    </style:style>
    <style:style style:name="P3" style:family="paragraph" style:parent-style-name="Standard">
      <style:text-properties fo:font-size="18pt" officeooo:rsid="00134503" officeooo:paragraph-rsid="00134503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c214" officeooo:paragraph-rsid="0008c21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8a2f6" officeooo:paragraph-rsid="0018a2f6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08c214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08c214" officeooo:paragraph-rsid="00134503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0f611e" officeooo:paragraph-rsid="000f611e" style:font-size-asian="15.75pt" style:font-weight-asian="normal" style:font-size-complex="18pt" style:font-weight-complex="normal"/>
    </style:style>
    <style:style style:name="P9" style:family="paragraph" style:parent-style-name="Standard">
      <style:text-properties officeooo:paragraph-rsid="000f611e"/>
    </style:style>
    <style:style style:name="P10" style:family="paragraph" style:parent-style-name="Standard">
      <style:text-properties officeooo:paragraph-rsid="0018a2f6"/>
    </style:style>
    <style:style style:name="P11" style:family="paragraph" style:parent-style-name="Standard">
      <style:text-properties fo:color="#c9211e" fo:font-size="18pt" fo:font-weight="bold" officeooo:rsid="0018a2f6" officeooo:paragraph-rsid="0018a2f6" style:font-size-asian="15.75pt" style:font-weight-asian="bold" style:font-size-complex="18pt" style:font-weight-complex="bold"/>
    </style:style>
    <style:style style:name="P12" style:family="paragraph" style:parent-style-name="Text_20_body">
      <style:text-properties fo:font-size="18pt" officeooo:rsid="0008c214" style:font-size-asian="15.75pt" style:font-size-complex="18pt"/>
    </style:style>
    <style:style style:name="P13" style:family="paragraph" style:parent-style-name="Text_20_body">
      <style:text-properties fo:font-size="18pt" fo:font-weight="bold" officeooo:rsid="0008c214" style:font-size-asian="15.75pt" style:font-weight-asian="bold" style:font-size-complex="18pt" style:font-weight-complex="bold"/>
    </style:style>
    <style:style style:name="P14" style:family="paragraph" style:parent-style-name="Text_20_body">
      <style:text-properties fo:font-size="18pt" fo:font-weight="bold" officeooo:rsid="0008c214" officeooo:paragraph-rsid="0012332f" style:font-size-asian="15.75pt" style:font-weight-asian="bold" style:font-size-complex="18pt" style:font-weight-complex="bold"/>
    </style:style>
    <style:style style:name="P1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6290" style:font-weight-asian="bold" style:font-weight-complex="bold"/>
    </style:style>
    <style:style style:name="T3" style:family="text">
      <style:text-properties fo:font-weight="bold" officeooo:rsid="000f611e" style:font-weight-asian="bold" style:font-weight-complex="bold"/>
    </style:style>
    <style:style style:name="T4" style:family="text">
      <style:text-properties fo:font-weight="bold" officeooo:rsid="00168b8f" style:font-weight-asian="bold" style:font-weight-complex="bold"/>
    </style:style>
    <style:style style:name="T5" style:family="text">
      <style:text-properties fo:font-weight="bold" officeooo:rsid="0018a2f6" style:font-weight-asian="bold" style:font-weight-complex="bold"/>
    </style:style>
    <style:style style:name="T6" style:family="text">
      <style:text-properties officeooo:rsid="000c22c1"/>
    </style:style>
    <style:style style:name="T7" style:family="text">
      <style:text-properties officeooo:rsid="000c8339"/>
    </style:style>
    <style:style style:name="T8" style:family="text">
      <style:text-properties officeooo:rsid="000ddace"/>
    </style:style>
    <style:style style:name="T9" style:family="text">
      <style:text-properties fo:font-size="18pt" fo:font-weight="bold" officeooo:rsid="000f611e" style:font-size-asian="15.75pt" style:font-weight-asian="bold" style:font-size-complex="18pt" style:font-weight-complex="bold"/>
    </style:style>
    <style:style style:name="T10" style:family="text">
      <style:text-properties fo:font-size="18pt" fo:font-weight="bold" officeooo:rsid="0018a2f6" style:font-size-asian="15.75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0f611e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18a2f6" style:font-size-asian="18pt" style:font-weight-asian="bold" style:font-size-complex="18pt" style:font-weight-complex="bold"/>
    </style:style>
    <style:style style:name="T14" style:family="text">
      <style:text-properties fo:font-size="18pt" officeooo:rsid="000f611e" style:font-size-asian="15.75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18a2f6" style:font-size-asian="18pt" style:font-size-complex="18pt"/>
    </style:style>
    <style:style style:name="T17" style:family="text">
      <style:text-properties officeooo:rsid="00103b58"/>
    </style:style>
    <style:style style:name="T18" style:family="text">
      <style:text-properties officeooo:rsid="0012332f"/>
    </style:style>
    <style:style style:name="T19" style:family="text">
      <style:text-properties officeooo:rsid="00134503"/>
    </style:style>
    <style:style style:name="T20" style:family="text">
      <style:text-properties officeooo:rsid="0014b6f1"/>
    </style:style>
    <style:style style:name="T21" style:family="text">
      <style:text-properties officeooo:rsid="00195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8.42 Ansible Templates</text:p>
      <text:p text:style-name="P12"><text:span text:style-name="T2">1. </text:span><text:span text:style-name="T1">Which of the following </text:span><text:span text:style-name="Source_20_Text"><text:span text:style-name="T1">Jinja2 expressions</text:span></text:span><text:span text:style-name="T1"> you will use along with the variable named </text:span><text:span text:style-name="Source_20_Text"><text:span text:style-name="T1">user</text:span></text:span><text:span text:style-name="T1"> that generates the below output? Given that </text:span><text:span text:style-name="Source_20_Text"><text:span text:style-name="T1">user=Tony</text:span></text:span><text:span text:style-name="T1">.</text:span></text:p>
      <text:p text:style-name="P1"><text:span text:style-name="Source_20_Text"><text:span text:style-name="T1">His name is Tony.</text:span></text:span></text:p>
      <text:p text:style-name="P2"/>
      <text:p text:style-name="P2"><text:span text:style-name="T6">Ans</text:span> His name is {{ user }}</text:p>
      <text:p text:style-name="P2"/>
      <text:p text:style-name="P13"><text:span text:style-name="T7">2. </text:span>Which of the following <text:span text:style-name="Source_20_Text">Jinja2 expressions</text:span> you will use to display the <text:span text:style-name="Source_20_Text">book_name</text:span> in title case?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book_name": "Title of books are usually title cased"</text:span></text:span></text:p>
      <text:p text:style-name="P1"><text:span text:style-name="Source_20_Text"><text:span text:style-name="T1">}</text:span></text:span></text:p>
      <text:p text:style-name="P6"><text:span text:style-name="T8">Ans</text:span> {{ book_name | title }}</text:p>
      <text:p text:style-name="P2"/>
      <text:p text:style-name="P9"><text:span text:style-name="T12">3. </text:span><text:span text:style-name="T11">Which of the following </text:span><text:span text:style-name="Source_20_Text"><text:span text:style-name="T11">Jinja2 expressions</text:span></text:span><text:span text:style-name="T11"> you will use to display the highest number in the given array?</text:span></text:p>
      <text:p text:style-name="Preformatted_20_Text"><text:span text:style-name="Source_20_Text"><text:span text:style-name="T11">{</text:span></text:span></text:p>
      <text:p text:style-name="Preformatted_20_Text"><text:span text:style-name="Source_20_Text"><text:span text:style-name="T11"><text:s text:c="2"/>"numbers": [</text:span></text:span></text:p>
      <text:p text:style-name="Preformatted_20_Text"><text:span text:style-name="Source_20_Text"><text:span text:style-name="T11"><text:s text:c="4"/>13,</text:span></text:span></text:p>
      <text:p text:style-name="Preformatted_20_Text"><text:span text:style-name="Source_20_Text"><text:span text:style-name="T11"><text:s text:c="4"/>32,</text:span></text:span></text:p>
      <text:p text:style-name="Preformatted_20_Text"><text:span text:style-name="Source_20_Text"><text:span text:style-name="T11"><text:s text:c="4"/>53,</text:span></text:span></text:p>
      <text:p text:style-name="Preformatted_20_Text"><text:span text:style-name="Source_20_Text"><text:span text:style-name="T11"><text:s text:c="4"/>34,</text:span></text:span></text:p>
      <text:p text:style-name="Preformatted_20_Text"><text:span text:style-name="Source_20_Text"><text:span text:style-name="T11"><text:s text:c="4"/>25,</text:span></text:span></text:p>
      <text:p text:style-name="Preformatted_20_Text"><text:span text:style-name="Source_20_Text"><text:span text:style-name="T11"><text:s text:c="4"/>76,</text:span></text:span></text:p>
      <text:p text:style-name="Preformatted_20_Text"><text:span text:style-name="Source_20_Text"><text:span text:style-name="T11"><text:s text:c="4"/>17</text:span></text:span></text:p>
      <text:p text:style-name="Preformatted_20_Text"><text:span text:style-name="Source_20_Text"><text:span text:style-name="T11"><text:s text:c="2"/>]</text:span></text:span></text:p>
      <text:p text:style-name="P1"><text:span text:style-name="Source_20_Text"><text:span text:style-name="T11">}</text:span></text:span></text:p>
      <text:p text:style-name="P8"><text:span text:style-name="T17">Ans</text:span> {{ numbers | max }} </text:p>
      <text:p text:style-name="P2"/>
      <text:p text:style-name="P14"/>
      <text:p text:style-name="P14"><text:soft-page-break/><text:span text:style-name="T18">4. </text:span>There is a jinja2 template named <text:span text:style-name="Source_20_Text">/home/bob/playbooks/upper/templates/student</text:span></text:p>
      <text:p text:style-name="P14"><text:span text:style-name="Source_20_Text">txt.j2</text:span> present on the <text:span text:style-name="Source_20_Text">student-node</text:span>. Update this template to display the value of <text:span text:style-name="Source_20_Text">student</text:span> variable in <text:span text:style-name="Source_20_Text">UPPERCASE</text:span>.</text:p>
      <text:p text:style-name="P16"/>
      <text:p text:style-name="Text_20_body"><text:span text:style-name="Source_20_Text"><text:span text:style-name="T1">Example Data:</text:span></text:span></text:p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name": "David"</text:span></text:span></text:p>
      <text:p text:style-name="P1"><text:span text:style-name="Source_20_Text"><text:span text:style-name="T1">}</text:span></text:span></text:p>
      <text:p text:style-name="P16">`</text:p>
      <text:p text:style-name="Text_20_body"><text:span text:style-name="Source_20_Text"><text:span text:style-name="T1">Expected output:</text:span></text:span></text:p>
      <text:p text:style-name="P1"><text:span text:style-name="Source_20_Text"><text:span text:style-name="T1">The student name is DAVID</text:span></text:span></text:p>
      <text:p text:style-name="P7"><text:span text:style-name="T19">Ans:</text:span></text:p>
      <text:p text:style-name="P7"><text:span text:style-name="T19">Original code: </text:span></text:p>
      <text:p text:style-name="P7">The student name is {{ student }}</text:p>
      <text:p text:style-name="P2"/>
      <text:p text:style-name="P3">Updated code:</text:p>
      <text:p text:style-name="P3">The student name is {{ student | <text:span text:style-name="T20">upper</text:span> }}<text:tab/></text:p>
      <text:p text:style-name="P2"/>
      <text:p text:style-name="P2"/>
      <text:p text:style-name="P12"><text:span text:style-name="T4">5. </text:span><text:span text:style-name="T1">There is a template named </text:span><text:span text:style-name="Source_20_Text"><text:span text:style-name="T1">/home/bob/playbooks/replace/templates/name.txt.j2</text:span></text:span><text:span text:style-name="T1"> on </text:span><text:span text:style-name="Source_20_Text"><text:span text:style-name="T1">student-node</text:span></text:span><text:span text:style-name="T1">. Similarly, there is a playbook named </text:span><text:span text:style-name="Source_20_Text"><text:span text:style-name="T1">/home/bob/playbooks/replace/playbook.yml</text:span></text:span><text:span text:style-name="T1"> on </text:span><text:span text:style-name="Source_20_Text"><text:span text:style-name="T1">student-node</text:span></text:span><text:span text:style-name="T1"> itself.</text:span></text:p>
      <text:p text:style-name="P16"/>
      <text:p text:style-name="Text_20_body"><text:span text:style-name="T1">Update this playbook to generate a file named </text:span><text:span text:style-name="Source_20_Text"><text:span text:style-name="T1">/tmp/name.txt</text:span></text:span><text:span text:style-name="T1"> on </text:span><text:span text:style-name="Source_20_Text"><text:span text:style-name="T1">student-node</text:span></text:span><text:span text:style-name="T1"> from the given jinja2 template, and make sure to fix the dialogue where string </text:span><text:span text:style-name="Source_20_Text"><text:span text:style-name="T1">Bourne</text:span></text:span><text:span text:style-name="T1"> must be replaced with string </text:span><text:span text:style-name="Source_20_Text"><text:span text:style-name="T1">Bond</text:span></text:span><text:span text:style-name="T1">.</text:span></text:p>
      <text:p text:style-name="P2"/>
      <text:p text:style-name="P2"/>
      <text:p text:style-name="P2"><text:soft-page-break/></text:p>
      <text:p text:style-name="P11">Couldn’t solve</text:p>
      <text:p text:style-name="P5"/>
      <text:p text:style-name="P11">6. <text:span text:style-name="T21">Couldn’t solve</text:span></text:p>
      <text:p text:style-name="P5"/>
      <text:p text:style-name="P10"><text:span text:style-name="T13">7. </text:span><text:span text:style-name="T11">Navigate to </text:span><text:span text:style-name="Source_20_Text"><text:span text:style-name="T11">/home/bob/playbooks/inventory/</text:span></text:span><text:span text:style-name="T11"> directory. A report template named </text:span><text:span text:style-name="Source_20_Text"><text:span text:style-name="T11">inventory.csv.j2</text:span></text:span><text:span text:style-name="T11"> is given under the </text:span><text:span text:style-name="Source_20_Text"><text:span text:style-name="T11">templates</text:span></text:span><text:span text:style-name="T11"> directory.</text:span></text:p>
      <text:p text:style-name="Text_20_body"><text:span text:style-name="T11">Update the template to print the requested details of all hosts defined in </text:span><text:span text:style-name="Source_20_Text"><text:span text:style-name="T11">/home/bob/playbooks/inventory/inventory</text:span></text:span><text:span text:style-name="T11"> file. Further update </text:span><text:span text:style-name="Source_20_Text"><text:span text:style-name="T11">/home/bob/playbooks/inventory/generate-inventory.yml</text:span></text:span><text:span text:style-name="T11"> playbook to generate the report and place it on the </text:span><text:span text:style-name="Source_20_Text"><text:span text:style-name="T11">student-node</text:span></text:span><text:span text:style-name="T11"> node at </text:span><text:span text:style-name="Source_20_Text"><text:span text:style-name="T11">/tmp/inventory.csv</text:span></text:span><text:span text:style-name="T11">. </text:span></text:p>
      <text:p text:style-name="P15"/>
      <text:p text:style-name="P15">Use below variables from the gathered facts for each host.</text:p>
      <text:p text:style-name="Preformatted_20_Text"><text:span text:style-name="Source_20_Text"><text:span text:style-name="T11">ansible_architecture</text:span></text:span></text:p>
      <text:p text:style-name="Preformatted_20_Text"><text:span text:style-name="Source_20_Text"><text:span text:style-name="T11">ansible_distribution_version</text:span></text:span></text:p>
      <text:p text:style-name="Preformatted_20_Text"><text:span text:style-name="Source_20_Text"><text:span text:style-name="T11">ansible_memtotal_mb</text:span></text:span></text:p>
      <text:p text:style-name="Preformatted_20_Text"><text:span text:style-name="Source_20_Text"><text:span text:style-name="T11">ansible_processor_cores</text:span></text:span></text:p>
      <text:p text:style-name="P1"><text:span text:style-name="Source_20_Text"><text:span text:style-name="T11">ansible_processor_count</text:span></text:span></text:p>
      <text:p text:style-name="P5"/>
      <text:p text:style-name="P11">Couldn’t sol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12:44:04.422943593</meta:creation-date>
    <dc:date>2024-03-24T12:58:20.562497274</dc:date>
    <meta:editing-duration>PT14M1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3" meta:paragraph-count="49" meta:word-count="289" meta:character-count="1991" meta:non-whitespace-character-count="1711"/>
  </office:meta>
</office:document-meta>
</file>